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font-family="'gg sans', 'Noto Sans', 'Helvetica Neue', Helvetica, Arial, sans-serif" fo:font-size="12pt" fo:letter-spacing="normal" fo:font-style="normal" fo:font-weight="normal"/>
    </style:style>
    <style:style style:name="T2" style:family="text">
      <style:text-properties fo:font-variant="normal" fo:text-transform="none" fo:font-family="'gg sans', 'Noto Sans', 'Helvetica Neue', Helvetica, Arial, sans-serif" fo:font-size="12pt" fo:letter-spacing="normal" fo:font-style="normal" fo:font-weight="normal" officeooo:rsid="0005ee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zpiska tego, co się ma dziać w naszej grze: <text:line-break/><text:line-break/>Gracz rozpoczyna rozgrywkę w średniowiecznym sklepie podczas nocy, mając początkową ilość </text:span><text:span text:style-name="T2">monet (na razie </text:span><text:span text:style-name="T1">30 monet</text:span><text:span text:style-name="T2">)</text:span><text:span text:style-name="T1">. Zły król planuje wyburzyć nasz sklep, więc musimy uzbierać odpowiednią sumę pieniędzy (docelowo 5000 monet), aby przekonać go, że warto go pozostawić. Kupujemy produkty zgodnie z zachciankami klientów oraz materiały na półki. Codziennie dostępnych jest kilka losowo wybranych produktów, </text:span><text:span text:style-name="T2">o różnej ilości</text:span><text:span text:style-name="T1">– zmieniają się one co dobę. Z materiałów, które mamy na start, budujemy pierwszą półkę.<text:line-break/> <text:line-break/>Cykl dnia: <text:line-break/><text:line-break/>Rozpoczynamy dzień, kładąc się spać. Po przebudzeniu sklep zaczyna funkcjonować. Co jakiś czas pojawiają się klienci – każdy z własnymi potrzebami (ilość oraz typ produktu). </text:span><text:span text:style-name="T2">To, jakim produktem dany klient jest zainteresowany, można zobaczyć w specjalnej księdze. </text:span><text:span text:style-name="T1"><text:s/>Jeżeli posiadamy dany towar, klient go kupuje i zostawia sakiewkę z monetami na biurku. Sklep działa do godziny 21:00 – potem się zamyka. Po zamknięciu możemy znowu kupić produkty oraz materiały. Jeżeli mamy wszystko, idziemy spać, co rozpoczyna kolejny dzień. <text:line-break/><text:line-break/>Handel: <text:line-break/><text:line-break/>Produkty kupujemy w specjalnym pokoju z bramą. Za nią czeka handlarz </text:span><text:span text:style-name="T2">z wózkiem, od którego kupuje się towar</text:span><text:span text:style-name="T1">. Ceny oraz ilości produktów zmieniają się codziennie. Produkty mają termin przydatności do spożycia – nie da się więc np. kupić 40 jabłek i sprzedawać ich przez długi czas. </text:span><text:span text:style-name="T2">Kupione przedmioty trzeba własnoręcznie ustawić na półce. </text:span><text:span text:style-name="T1"><text:line-break/><text:line-break/>Kusza:<text:line-break/><text:line-break/> W grze posiadamy kuszę, którą możemy zabijać klientów – zaleca się robić to po zakupie przez nich towaru. Z różnych typów klientów wypadają różne zasoby, </text:span><text:span text:style-name="T2">przykładowo</text:span><text:span text:style-name="T1">:<text:line-break/><text:line-break/> Ludzie: mięso <text:line-break/><text:line-break/> Krowo-ludzie: mleko i mięso <text:line-break/><text:line-break/> Szczuro-ludzie: ser i mięso<text:line-break/><text:line-break/>Początkowo kusza jest zepsuta – należy zdobyć określoną liczbę surowców, aby ją naprawić. Zdarzają się źli klienci, którzy niszczą półki. Aby ich powstrzymać, należy użyć </text:span><text:span text:style-name="T2">kuszy</text:span><text:span text:style-name="T1"> i d</text:span><text:span text:style-name="T2">okonać trepanacji ich czaszki</text:span><text:span text:style-name="T1"> strzał</text:span><text:span text:style-name="T2">ami</text:span><text:span text:style-name="T1">. <text:line-break/><text:line-break/></text:span><text:soft-page-break/><text:span text:style-name="T1">Czynsz: <text:line-break/><text:line-break/>Po zamknięciu sklepu w sypialni pojawia się szop z pustą sakiewką w pysku. Gdy najedziemy na nią kursorem, pojawi się informacja, ile musimy zapłacić czynszu. Naciskamy klawisz E, aby zapłacić. Po zapłacie szop znika, a my idziemy spać, rozpoczynając kolejny dzień. Jeśli zapomnimy zapłacić – następnego dnia do sklepu przychodzą rycerze (lub golem skórnik), którzy nas aresztują, co kończy grę. Co kilka dni czynsz rośnie </text:span><text:span text:style-name="T2">(na razie o 2 monety)</text:span><text:span text:style-name="T1"> – brak odpowiedniej kwoty również prowadzi do przegranej. <text:line-break/><text:line-break/>Pułapki i złodzieje: <text:line-break/><text:line-break/>Możemy kupować materiały na pułapki u handlarza. Umieszczamy je na półkach, by </text:span><text:span text:style-name="T2">zabezpieczyć je przed zniszczeniem</text:span><text:span text:style-name="T1">. </text:span><text:span text:style-name="T2">Pułapka zabija klienta a loot wypada na ziemię.</text:span><text:span text:style-name="T1"> Pułapki można także zamontować przy drzwiach. </text:span><text:span text:style-name="T2">Jeżeli ktoś będzie chciał coś ukraść, pułapka automatycznie zabije złodzieja w drzwiach.</text:span><text:span text:style-name="T1"> Alternatywnie możemy ścigać </text:span><text:span text:style-name="T2">go </text:span><text:span text:style-name="T1">samodzielnie z kuszą. <text:line-break/><text:line-break/>Interakcja ze światem: Możemy wychodzić na zewnątrz – oglądać przyrodę i niebo. Za sklepem znajduje się zagroda, gdzie losowo pojawiają się zwierzęta. Możemy do nich podejść i zabić je kuszą – z ich ciał pozyskujemy surowce, które potem sprzedajemy w sklepie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18:54:58.203271300</meta:creation-date>
    <dc:date>2025-06-08T19:03:32.768600200</dc:date>
    <meta:editing-duration>PT8M34S</meta:editing-duration>
    <meta:editing-cycles>1</meta:editing-cycles>
    <meta:document-statistic meta:table-count="0" meta:image-count="0" meta:object-count="0" meta:page-count="2" meta:paragraph-count="1" meta:word-count="446" meta:character-count="3079" meta:non-whitespace-character-count="2590"/>
    <meta:generator>LibreOffice/25.2.3.2$Windows_X86_64 LibreOffice_project/bbb074479178df812d175f709636b368952c2ce3</meta:generator>
  </office:meta>
</office:document-meta>
</file>